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Enabled( int features , int featuresB , SerializerFeature featu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( int features , SerializerFeature feature , boolean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f( SerializerFeature [ ] featu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ializerFea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M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sEnabled( int features , SerializerFeature fea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